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middle" draw:auto-grow-height="false" fo:min-height="0cm"/>
    </style:style>
    <style:style style:name="gr2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062cm"/>
    </style:style>
    <style:style style:name="gr3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003cm"/>
    </style:style>
    <style:style style:name="gr4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fo:font-family="'Courier New'" style:font-style-name="Regular" style:font-pitch="fixed" fo:font-size="10pt"/>
    </style:style>
    <style:style style:name="T4" style:family="text">
      <style:text-properties style:text-position="sub 58%" fo:font-family="'Courier New'" style:font-style-name="Regular" style:font-pitch="fixed" fo:font-size="10pt"/>
    </style:style>
    <style:style style:name="T5" style:family="text">
      <style:text-properties style:text-position="0% 100%" fo:font-family="'Courier New'" style:font-style-name="Regular" style:font-pitch="fixed" fo:font-size="10pt"/>
    </style:style>
    <style:style style:name="T6" style:family="text">
      <style:text-properties style:text-position="sub 58%" fo:font-family="'Courier New'" style:font-style-name="Regular" style:font-pitch="fixed" fo:font-size="10pt"/>
    </style:style>
    <style:style style:name="T7" style:family="text">
      <style:text-properties style:text-position="0% 100%" fo:font-family="'Courier New'" style:font-style-name="Regular" style:font-pitch="fixed" fo:font-size="10pt"/>
    </style:style>
    <style:style style:name="T8" style:family="text">
      <style:text-properties style:text-position="sub 58%" fo:font-family="'Courier New'" style:font-style-name="Regular" style:font-pitch="fixed" fo:font-size="10pt" fo:font-weight="normal" style:font-size-asian="24pt" style:font-size-complex="24pt"/>
    </style:style>
    <style:style style:name="T9" style:family="text">
      <style:text-properties style:text-position="0% 100%" fo:font-family="'Courier New'" style:font-style-name="Regular" style:font-pitch="fixed" fo:font-size="10pt" fo:font-weight="normal" style:font-size-asian="24pt" style:font-size-complex="24pt"/>
    </style:style>
    <style:style style:name="T10" style:family="text">
      <style:text-properties style:text-position="sub 58%" fo:font-family="'Courier New'" style:font-style-name="Regular" style:font-pitch="fixed" fo:font-size="10pt" fo:font-weight="normal" style:font-size-asian="24pt" style:font-size-complex="24pt"/>
    </style:style>
    <style:style style:name="T11" style:family="text">
      <style:text-properties style:text-position="0% 100%" fo:font-family="'Courier New'" style:font-style-name="Regular" style:font-pitch="fixed" fo:font-size="10pt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704cm" svg:height="1.5cm" svg:x="5.145cm" svg:y="1.463cm">
          <text:p text:style-name="P1"><text:span text:style-name="T1">ASR System Simulation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id="id2" draw:layer="layout" svg:width="3.335cm" svg:height="0.502cm" svg:x="8.961cm" svg:y="1.965cm">
          <draw:text-box>
            <text:p text:style-name="P3"><text:span text:style-name="T2"><text:s/></text:span><text:span text:style-name="T2">W = </text:span><text:span text:style-name="T3">w</text:span><text:span text:style-name="T4">1</text:span><text:span text:style-name="T5">,w</text:span><text:span text:style-name="T4">2</text:span><text:span text:style-name="T5">,w</text:span><text:span text:style-name="T4">3</text:span><text:span text:style-name="T5">,...</text:span></text:p>
          </draw:text-box>
        </draw:frame>
        <draw:frame draw:style-name="gr3" draw:text-style-name="P4" draw:id="id3" draw:layer="layout" svg:width="3.97cm" svg:height="0.502cm" svg:x="0.271cm" svg:y="1.966cm">
          <draw:text-box>
            <text:p text:style-name="P3"><text:span text:style-name="T2">W' = w'</text:span><text:span text:style-name="T6">1</text:span><text:span text:style-name="T7">,</text:span><text:span text:style-name="T5">w'</text:span><text:span text:style-name="T4">2</text:span><text:span text:style-name="T5">,w'</text:span><text:span text:style-name="T4">3</text:span><text:span text:style-name="T5">,...</text:span></text:p>
          </draw:text-box>
        </draw:frame>
        <draw:connector draw:style-name="gr4" draw:text-style-name="P5" draw:layer="layout" draw:type="curve" svg:x1="7.849cm" svg:y1="2.213cm" svg:x2="8.961cm" svg:y2="2.216cm" draw:start-shape="id1" draw:start-glue-point="1" draw:end-shape="id2" draw:end-glue-point="3">
          <text:p text:style-name="P3"/>
        </draw:connector>
        <draw:connector draw:style-name="gr4" draw:text-style-name="P5" draw:layer="layout" draw:type="line" svg:x1="4.241cm" svg:y1="2.217cm" svg:x2="5.145cm" svg:y2="2.213cm" draw:start-shape="id3" draw:end-shape="id1" draw:end-glue-point="3">
          <text:p text:style-name="P3"/>
        </draw:connector>
        <draw:frame draw:style-name="gr2" draw:text-style-name="P4" draw:layer="layout" svg:width="3.812cm" svg:height="0.399cm" svg:x="4.623cm" svg:y="3.215cm">
          <draw:text-box>
            <text:p text:style-name="P3"><text:span text:style-name="T2">ASR system channel</text:span></text:p>
          </draw:text-box>
        </draw:frame>
        <draw:frame draw:style-name="gr2" draw:text-style-name="P4" draw:id="id5" draw:layer="layout" svg:width="2.009cm" svg:height="0.502cm" svg:x="6.952cm" svg:y="0.233cm">
          <draw:text-box>
            <text:p text:style-name="P3"><text:span text:style-name="T2">P</text:span><text:span text:style-name="T6">LM</text:span><text:span text:style-name="T2">(w</text:span><text:span text:style-name="T8">t</text:span><text:span text:style-name="T9">|w</text:span><text:span text:style-name="T10">t-1</text:span><text:span text:style-name="T11">)</text:span></text:p>
          </draw:text-box>
        </draw:frame>
        <draw:frame draw:style-name="gr2" draw:text-style-name="P4" draw:id="id4" draw:layer="layout" svg:width="1.853cm" svg:height="0.502cm" svg:x="4.068cm" svg:y="0.233cm">
          <draw:text-box>
            <text:p text:style-name="P3"><text:span text:style-name="T2">P</text:span><text:span text:style-name="T6">C</text:span><text:span text:style-name="T2">(</text:span><text:span text:style-name="T7">w'</text:span><text:span text:style-name="T8">t</text:span><text:span text:style-name="T9">|w</text:span><text:span text:style-name="T10">t</text:span><text:span text:style-name="T11">)</text:span></text:p>
          </draw:text-box>
        </draw:frame>
        <draw:connector draw:style-name="gr4" draw:text-style-name="P5" draw:layer="layout" draw:type="curve" svg:x1="4.994cm" svg:y1="0.735cm" svg:x2="6.497cm" svg:y2="1.463cm" draw:start-shape="id4" draw:start-glue-point="2" draw:end-shape="id1" draw:end-glue-point="0">
          <text:p text:style-name="P3"/>
        </draw:connector>
        <draw:connector draw:style-name="gr4" draw:text-style-name="P5" draw:layer="layout" draw:type="curve" svg:x1="7.956cm" svg:y1="0.735cm" svg:x2="6.497cm" svg:y2="1.463cm" draw:start-shape="id5" draw:start-glue-point="2" draw:end-shape="id1" draw:end-glue-point="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12-28T18:06:30</dc:date>
    <dc:language>en-US</dc:language>
    <meta:editing-cycles>44</meta:editing-cycles>
    <meta:editing-duration>PT10H35M39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